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639cm" fo:min-width="3.056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639cm" fo:min-width="3.818cm"/>
    </style:style>
    <style:style style:name="gr4" style:family="graphic" style:parent-style-name="standard">
      <style:graphic-properties draw:textarea-horizontal-align="justify" draw:textarea-vertical-align="middle" draw:auto-grow-height="false" fo:min-height="0.639cm" fo:min-width="4.326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3.556cm" svg:height="0.889cm" svg:x="0.762cm" svg:y="6.858cm">
          <text:p text:style-name="P1"><text:span text:style-name="T1">mir_start.launc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4.318cm" svg:y1="7.302cm" svg:x2="5.842cm" svg:y2="3.492cm" draw:start-shape="id1" draw:start-glue-point="7" draw:end-shape="id2" draw:end-glue-point="5" svg:d="M4318 7302h763v-3810h761" svg:viewBox="0 0 1525 3811">
          <text:p/>
        </draw:connector>
        <draw:custom-shape draw:style-name="gr1" draw:text-style-name="P1" xml:id="id2" draw:id="id2" draw:layer="layout" svg:width="3.556cm" svg:height="0.889cm" svg:x="5.842cm" svg:y="3.048cm">
          <text:p text:style-name="P1"><text:span text:style-name="T1">nav_start.launc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3.556cm" svg:height="0.889cm" svg:x="5.842cm" svg:y="9.017cm">
          <text:p text:style-name="P1"><text:span text:style-name="T1">local_start.launc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3.556cm" svg:height="0.889cm" svg:x="5.842cm" svg:y="11.049cm">
          <text:p text:style-name="P1"><text:span text:style-name="T1">sim_start.launch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1" draw:layer="layout" svg:x1="4.318cm" svg:y1="7.302cm" svg:x2="5.842cm" svg:y2="9.461cm" draw:start-shape="id1" draw:start-glue-point="7" draw:end-shape="id3" svg:d="M4318 7302h763v2159h761" svg:viewBox="0 0 1525 2160">
          <text:p/>
        </draw:connector>
        <draw:connector draw:style-name="gr2" draw:text-style-name="P1" draw:layer="layout" svg:x1="4.318cm" svg:y1="7.302cm" svg:x2="5.842cm" svg:y2="11.493cm" draw:start-shape="id1" draw:start-glue-point="7" draw:end-shape="id4" draw:end-glue-point="5" svg:d="M4318 7302h763v4191h761" svg:viewBox="0 0 1525 4192">
          <text:p/>
        </draw:connector>
        <draw:custom-shape draw:style-name="gr1" draw:text-style-name="P1" xml:id="id5" draw:id="id5" draw:layer="layout" svg:width="3.556cm" svg:height="0.889cm" svg:x="10.668cm" svg:y="1.524cm">
          <text:p text:style-name="P1"><text:span text:style-name="T1">RVi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3.556cm" svg:height="0.889cm" svg:x="10.668cm" svg:y="3.048cm">
          <text:p text:style-name="P1"><text:span text:style-name="T1">Plotjugg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" draw:id="id7" draw:layer="layout" svg:width="4.318cm" svg:height="0.889cm" svg:x="10.668cm" svg:y="4.572cm">
          <text:p text:style-name="P1"><text:span text:style-name="T1">start_planner.launc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9.398cm" svg:y1="3.492cm" svg:x2="10.668cm" svg:y2="1.968cm" draw:start-shape="id2" draw:start-glue-point="7" draw:end-shape="id5" draw:end-glue-point="5" svg:d="M9398 3492h636v-1524h634" svg:viewBox="0 0 1271 1525">
          <text:p/>
        </draw:connector>
        <draw:connector draw:style-name="gr2" draw:text-style-name="P1" draw:layer="layout" svg:x1="9.398cm" svg:y1="3.492cm" svg:x2="10.668cm" svg:y2="3.492cm" draw:start-shape="id2" draw:start-glue-point="7" draw:end-shape="id6" draw:end-glue-point="5" svg:d="M9398 3492h1270" svg:viewBox="0 0 1271 1">
          <text:p/>
        </draw:connector>
        <draw:connector draw:style-name="gr2" draw:text-style-name="P1" draw:layer="layout" svg:x1="9.398cm" svg:y1="3.492cm" svg:x2="10.668cm" svg:y2="5.016cm" draw:start-shape="id2" draw:start-glue-point="7" draw:end-shape="id7" draw:end-glue-point="5" svg:d="M9398 3492h636v1524h634" svg:viewBox="0 0 1271 1525">
          <text:p/>
        </draw:connector>
        <draw:custom-shape draw:style-name="gr1" draw:text-style-name="P1" xml:id="id8" draw:id="id8" draw:layer="layout" svg:width="3.556cm" svg:height="0.889cm" svg:x="16.256cm" svg:y="2.794cm">
          <text:p text:style-name="P1"><text:span text:style-name="T1">start_maps.launc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9" draw:id="id9" draw:layer="layout" svg:width="3.556cm" svg:height="0.889cm" svg:x="16.256cm" svg:y="6.604cm">
          <text:p text:style-name="P1"><text:span text:style-name="T1">move_base.xm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4.986cm" svg:y1="5.016cm" svg:x2="16.256cm" svg:y2="3.238cm" draw:start-shape="id7" draw:start-glue-point="7" draw:end-shape="id8" draw:end-glue-point="5" svg:d="M14986 5016h636v-1778h634" svg:viewBox="0 0 1271 1779">
          <text:p/>
        </draw:connector>
        <draw:connector draw:style-name="gr2" draw:text-style-name="P1" draw:layer="layout" svg:x1="14.986cm" svg:y1="5.016cm" svg:x2="16.256cm" svg:y2="7.048cm" draw:start-shape="id7" draw:start-glue-point="7" draw:end-shape="id9" draw:end-glue-point="5" svg:d="M14986 5016h636v2032h634" svg:viewBox="0 0 1271 2033">
          <text:p/>
        </draw:connector>
        <draw:custom-shape draw:style-name="gr1" draw:text-style-name="P1" xml:id="id10" draw:id="id10" draw:layer="layout" svg:width="3.556cm" svg:height="0.889cm" svg:x="21.336cm" svg:y="2.794cm">
          <text:p text:style-name="P1"><text:span text:style-name="T1">Map in Rvi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9.812cm" svg:y1="3.238cm" svg:x2="21.336cm" svg:y2="3.238cm" draw:start-shape="id8" draw:start-glue-point="7" draw:end-shape="id10" draw:end-glue-point="5" svg:d="M19812 3238h1524" svg:viewBox="0 0 1525 1">
          <text:p/>
        </draw:connector>
        <draw:custom-shape draw:style-name="gr1" draw:text-style-name="P1" xml:id="id11" draw:id="id11" draw:layer="layout" svg:width="3.556cm" svg:height="0.889cm" svg:x="21.336cm" svg:y="4.318cm">
          <text:p text:style-name="P1"><text:span text:style-name="T1">Common param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2" draw:id="id12" draw:layer="layout" svg:width="3.556cm" svg:height="0.889cm" svg:x="21.336cm" svg:y="5.461cm">
          <text:p text:style-name="P1"><text:span text:style-name="T1">Global plann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4" draw:id="id14" draw:layer="layout" svg:width="3.556cm" svg:height="0.889cm" svg:x="21.336cm" svg:y="7.874cm">
          <text:p text:style-name="P1"><text:span text:style-name="T1">Local plann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5" draw:id="id15" draw:layer="layout" svg:width="3.556cm" svg:height="0.889cm" svg:x="21.336cm" svg:y="9.017cm">
          <text:p text:style-name="P1"><text:span text:style-name="T1">Local cos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3" draw:id="id13" draw:layer="layout" svg:width="3.556cm" svg:height="0.889cm" svg:x="21.336cm" svg:y="6.604cm">
          <text:p text:style-name="P1"><text:span text:style-name="T1">Global costmap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1" draw:layer="layout" svg:x1="19.812cm" svg:y1="7.048cm" svg:x2="21.336cm" svg:y2="4.762cm" draw:start-shape="id9" draw:start-glue-point="7" draw:end-shape="id11" draw:end-glue-point="5" svg:d="M19812 7048h763v-2286h761" svg:viewBox="0 0 1525 2287">
          <text:p/>
        </draw:connector>
        <draw:connector draw:style-name="gr2" draw:text-style-name="P1" draw:layer="layout" svg:x1="19.812cm" svg:y1="7.048cm" svg:x2="21.336cm" svg:y2="5.905cm" draw:start-shape="id9" draw:start-glue-point="7" draw:end-shape="id12" draw:end-glue-point="5" svg:d="M19812 7048h763v-1143h761" svg:viewBox="0 0 1525 1144">
          <text:p/>
        </draw:connector>
        <draw:connector draw:style-name="gr2" draw:text-style-name="P1" draw:layer="layout" svg:x1="19.812cm" svg:y1="7.048cm" svg:x2="21.336cm" svg:y2="7.048cm" draw:start-shape="id9" draw:start-glue-point="7" draw:end-shape="id13" draw:end-glue-point="5" svg:d="M19812 7048h1524" svg:viewBox="0 0 1525 1">
          <text:p/>
        </draw:connector>
        <draw:connector draw:style-name="gr2" draw:text-style-name="P1" draw:layer="layout" svg:x1="19.812cm" svg:y1="7.048cm" svg:x2="21.336cm" svg:y2="8.318cm" draw:start-shape="id9" draw:start-glue-point="7" draw:end-shape="id14" draw:end-glue-point="5" svg:d="M19812 7048h763v1270h761" svg:viewBox="0 0 1525 1271">
          <text:p/>
        </draw:connector>
        <draw:connector draw:style-name="gr2" draw:text-style-name="P1" draw:layer="layout" svg:x1="19.812cm" svg:y1="7.048cm" svg:x2="21.336cm" svg:y2="9.461cm" draw:start-shape="id9" draw:start-glue-point="7" draw:end-shape="id15" draw:end-glue-point="5" svg:d="M19812 7048h763v2413h761" svg:viewBox="0 0 1525 2414">
          <text:p/>
        </draw:connector>
        <draw:custom-shape draw:style-name="gr1" draw:text-style-name="P1" xml:id="id16" draw:id="id16" draw:layer="layout" svg:width="3.556cm" svg:height="0.889cm" svg:x="10.922cm" svg:y="9.017cm">
          <text:p text:style-name="P1"><text:span text:style-name="T1">amcl.launc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9.398cm" svg:y1="9.461cm" svg:x2="10.922cm" svg:y2="9.461cm" draw:start-shape="id3" draw:start-glue-point="7" draw:end-shape="id16" draw:end-glue-point="5" svg:d="M9398 9461h1524" svg:viewBox="0 0 1525 1">
          <text:p/>
        </draw:connector>
        <draw:custom-shape draw:style-name="gr4" draw:text-style-name="P1" xml:id="id17" draw:id="id17" draw:layer="layout" svg:width="4.826cm" svg:height="0.889cm" svg:x="10.922cm" svg:y="11.049cm">
          <text:p text:style-name="P1"><text:span text:style-name="T1">mir_maze_world.l</text:span><text:span text:style-name="T1">aunch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1" draw:layer="layout" svg:x1="9.398cm" svg:y1="11.493cm" svg:x2="10.922cm" svg:y2="11.493cm" draw:start-shape="id4" draw:start-glue-point="7" draw:end-shape="id17" draw:end-glue-point="5" svg:d="M9398 11493h1524" svg:viewBox="0 0 1525 1">
          <text:p/>
        </draw:connecto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2c001e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5T16:05:06.391004898</meta:creation-date>
    <dc:date>2019-04-15T16:27:36.060484398</dc:date>
    <meta:editing-duration>PT47S</meta:editing-duration>
    <meta:editing-cycles>1</meta:editing-cycles>
    <meta:generator>LibreOffice/5.1.6.2$Linux_X86_64 LibreOffice_project/10m0$Build-2</meta:generator>
    <meta:document-statistic meta:object-count="56"/>
  </office:meta>
</office:document-meta>
</file>